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a5afe" officeooo:paragraph-rsid="000a5afe"/>
    </style:style>
    <style:style style:name="P2" style:family="paragraph" style:parent-style-name="Standard">
      <style:text-properties fo:language="ru" fo:country="RU" officeooo:rsid="000c5765" officeooo:paragraph-rsid="000c57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at</text:p>
      <text:p text:style-name="P1"/>
      <text:p text:style-name="P1"/>
      <text:p text:style-name="P2">мой новый текст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2T12:50:06.346000000</meta:creation-date>
    <dc:date>2025-06-22T12:51:44.195000000</dc:date>
    <meta:editing-duration>PT17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" meta:word-count="4" meta:character-count="19" meta:non-whitespace-character-count="17"/>
  </office:meta>
</office:document-meta>
</file>